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i>w</mi>
      <mo stretchy="false">=</mo>
      <mrow>
        <mfrac>
          <mn>1</mn>
          <mi mathvariant="italic">Variance</mi>
        </mfrac>
        <mo stretchy="false">⋅</mo>
        <mrow>
          <mo fence="true" form="prefix" stretchy="true">(</mo>
          <mrow>
            <mfrac>
              <mn>10</mn>
              <mrow>
                <mi mathvariant="italic">max</mi>
                <mrow>
                  <mo fence="true" form="prefix" stretchy="true">(</mo>
                  <mrow>
                    <mfrac>
                      <mn>1</mn>
                      <mi mathvariant="italic">Variance</mi>
                    </mfrac>
                  </mrow>
                  <mo fence="true" form="postfix" stretchy="true">)</mo>
                </mrow>
              </mrow>
            </mfrac>
          </mrow>
          <mo fence="true" form="postfix" stretchy="true">)</mo>
        </mrow>
      </mrow>
    </mrow>
    <annotation encoding="StarMath 5.0">w = {1} over {Variance} cdot left( {10} over {max left( {1} over {Variance} right)} right)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12:27:06.534917694</meta:creation-date>
    <dc:date>2024-05-17T12:39:53.627247381</dc:date>
    <meta:editing-duration>PT2M41S</meta:editing-duration>
    <meta:editing-cycles>1</meta:editing-cycles>
    <meta:generator>LibreOffice/7.3.7.2$Linux_X86_64 LibreOffice_project/30$Build-2</meta:generator>
  </office:meta>
</office:document-meta>
</file>